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4"/>
          <table:table-cell office:value-type="string" calcext:value-type="string">
            <text:p>35,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57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4"/>
          <table:table-cell office:value-type="string" calcext:value-type="string">
            <text:p>325,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577</text:p>
          </table:table-cell>
          <table:table-cell/>
          <table:table-cell office:value-type="string" calcext:value-type="string">
            <text:p>1,208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,9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.2" calcext:value-type="float">
            <text:p>98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3,65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0.9" calcext:value-type="float">
            <text:p>99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,716</text:p>
          </table:table-cell>
          <table:table-cell/>
          <table:table-cell office:value-type="string" calcext:value-type="string">
            <text:p>2,0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1.4" calcext:value-type="float">
            <text:p>201.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6,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5,36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013.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,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0,086</text:p>
          </table:table-cell>
          <table:table-cell/>
          <table:table-cell office:value-type="string" calcext:value-type="string">
            <text:p>5,3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20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249,950</text:p>
          </table:table-cell>
          <table:table-cell/>
          <table:table-cell office:value-type="string" calcext:value-type="string">
            <text:p>12,314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61.7" calcext:value-type="float">
            <text:p>561.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46,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1,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,670</text:p>
          </table:table-cell>
          <table:table-cell/>
          <table:table-cell office:value-type="string" calcext:value-type="string">
            <text:p>2,101</text:p>
          </table:table-cell>
          <table:table-cell table:number-columns-repeated="3"/>
          <table:table-cell office:value-type="string" calcext:value-type="string">
            <text:p>3,36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3.4" calcext:value-type="float">
            <text:p>3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4.2" calcext:value-type="float">
            <text:p>84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27.8" calcext:value-type="float">
            <text:p>27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,56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,68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8,960</text:p>
          </table:table-cell>
          <table:table-cell/>
          <table:table-cell office:value-type="string" calcext:value-type="string">
            <text:p>2,3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.2" calcext:value-type="float">
            <text:p>30.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 @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56,079</text:p>
          </table:table-cell>
          <table:table-cell/>
          <table:table-cell office:value-type="string" calcext:value-type="string">
            <text:p>3,2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25.4" calcext:value-type="float">
            <text:p>725.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49,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,457</text:p>
          </table:table-cell>
          <table:table-cell/>
          <table:table-cell office:value-type="string" calcext:value-type="string">
            <text:p>4,19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7.4" calcext:value-type="float">
            <text:p>207.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,293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.2" calcext:value-type="float">
            <text:p>5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402,164</text:p>
          </table:table-cell>
          <table:table-cell/>
          <table:table-cell office:value-type="string" calcext:value-type="string">
            <text:p>8,772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295.1" calcext:value-type="float">
            <text:p>295.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139,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42,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2,813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03,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17,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,418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3"/>
          <table:table-cell office:value-type="float" office:value="61.1" calcext:value-type="float">
            <text:p>61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26,231</text:p>
          </table:table-cell>
          <table:table-cell/>
          <table:table-cell office:value-type="string" calcext:value-type="string">
            <text:p>1,69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74,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2,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2"/>
          <table:table-cell office:value-type="string" calcext:value-type="string">
            <text:p>1,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Ξ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4.6" calcext:value-type="float">
            <text:p>114.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184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5.1" calcext:value-type="float">
            <text:p>95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693,489</text:p>
          </table:table-cell>
          <table:table-cell/>
          <table:table-cell office:value-type="string" calcext:value-type="string">
            <text:p>37,480</text:p>
          </table:table-cell>
          <table:table-cell/>
          <table:table-cell office:value-type="string" calcext:value-type="string">
            <text:p>1,372</text:p>
          </table:table-cell>
          <table:table-cell/>
          <table:table-cell office:value-type="float" office:value="73.8" calcext:value-type="float">
            <text:p>73.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991,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27</meta:creation-date>
    <dc:date>2018-09-01T09:02:27</dc:date>
    <meta:generator>LibreOffice/5.1.6.2$Linux_X86_64 LibreOffice_project/10m0$Build-2</meta:generator>
    <meta:document-statistic meta:table-count="1" meta:cell-count="40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